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default-cell-style-name="ce5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보너스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5" calcext:value-type="float">
            <text:p>45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float" office:value="16" calcext:value-type="float">
            <text:p>16</text:p>
          </table:table-cell>
        </table:table-row>
      </table:table>
      <table:named-expressions>
        <table:named-expression table:name="HTML_1" table:base-cell-address="$Sheet1.$A$1" table:expression="#REF!"/>
        <table:named-range table:name="HTML_2" table:base-cell-address="$Sheet1.$A$1" table:cell-range-address="$Sheet1.$A$1:.$G$941"/>
        <table:named-range table:name="HTML_all" table:base-cell-address="$Sheet1.$A$1" table:cell-range-address="$Sheet1.$A$1:.$G$941"/>
        <table:named-expression table:name="HTML_tables" table:base-cell-address="$Sheet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5:15:58.311766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sert title here</dc:title>
    <dc:date>2020-12-02T15:17:29.010196036</dc:date>
    <meta:editing-duration>PT20M21S</meta:editing-duration>
    <meta:editing-cycles>2</meta:editing-cycles>
    <meta:generator>LibreOffice/6.4.6.2$Linux_X86_64 LibreOffice_project/40$Build-2</meta:generator>
    <meta:document-statistic meta:table-count="1" meta:cell-count="6580" meta:object-count="0"/>
  </office:meta>
</office:document-meta>
</file>